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66in" style:rel-column-width="383*"/>
    </style:style>
    <style:style style:name="Table1.B" style:family="table-column">
      <style:table-column-properties style:column-width="0.2667in" style:rel-column-width="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Z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Z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5f75" officeooo:paragraph-rsid="000d5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1">f</text:p>
          </table:table-cell>
          <table:table-cell table:style-name="Table1.A1" office:value-type="string">
            <text:p text:style-name="P1">g</text:p>
          </table:table-cell>
          <table:table-cell table:style-name="Table1.A1" office:value-type="string">
            <text:p text:style-name="P1">h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j</text:p>
          </table:table-cell>
          <table:table-cell table:style-name="Table1.A1" office:value-type="string">
            <text:p text:style-name="P1">k</text:p>
          </table:table-cell>
          <table:table-cell table:style-name="Table1.A1" office:value-type="string">
            <text:p text:style-name="P1">l</text:p>
          </table:table-cell>
          <table:table-cell table:style-name="Table1.A1" office:value-type="string">
            <text:p text:style-name="P1">m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o</text:p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1">q</text:p>
          </table:table-cell>
          <table:table-cell table:style-name="Table1.A1" office:value-type="string">
            <text:p text:style-name="P1">r</text:p>
          </table:table-cell>
          <table:table-cell table:style-name="Table1.A1" office:value-type="string">
            <text:p text:style-name="P1">s</text:p>
          </table:table-cell>
          <table:table-cell table:style-name="Table1.A1" office:value-type="string">
            <text:p text:style-name="P1">t</text:p>
          </table:table-cell>
          <table:table-cell table:style-name="Table1.A1" office:value-type="string">
            <text:p text:style-name="P1">u</text:p>
          </table:table-cell>
          <table:table-cell table:style-name="Table1.A1" office:value-type="string">
            <text:p text:style-name="P1">v</text:p>
          </table:table-cell>
          <table:table-cell table:style-name="Table1.A1" office:value-type="string">
            <text:p text:style-name="P1">w</text:p>
          </table:table-cell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1">y</text:p>
          </table:table-cell>
          <table:table-cell table:style-name="Table1.Z1" office:value-type="string">
            <text:p text:style-name="P1">z</text:p>
          </table:table-cell>
        </table:table-row>
        <table:table-row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Z2" office:value-type="string">
            <text:p text:style-name="P1">a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Z2" office:value-type="string">
            <text:p text:style-name="P1">b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Z2" office:value-type="string">
            <text:p text:style-name="P1">c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Z2" office:value-type="string">
            <text:p text:style-name="P1">d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Z2" office:value-type="string">
            <text:p text:style-name="P1">e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Z2" office:value-type="string">
            <text:p text:style-name="P1">f</text:p>
          </table:table-cell>
        </table:table-row>
        <table:table-row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Z2" office:value-type="string">
            <text:p text:style-name="P1">g</text:p>
          </table:table-cell>
        </table:table-row>
        <table:table-row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Z2" office:value-type="string">
            <text:p text:style-name="P1">h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Z2" office:value-type="string">
            <text:p text:style-name="P1">i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Z2" office:value-type="string">
            <text:p text:style-name="P1">j</text:p>
          </table:table-cell>
        </table:table-row>
        <table:table-row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Z2" office:value-type="string">
            <text:p text:style-name="P1">k</text:p>
          </table:table-cell>
        </table:table-row>
        <table:table-row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Z2" office:value-type="string">
            <text:p text:style-name="P1">l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Z2" office:value-type="string">
            <text:p text:style-name="P1">m</text:p>
          </table:table-cell>
        </table:table-row>
        <table:table-row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Z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Z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Z2" office:value-type="string">
            <text:p text:style-name="P1">p</text:p>
          </table:table-cell>
        </table:table-row>
        <table:table-row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Z2" office:value-type="string">
            <text:p text:style-name="P1">q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Z2" office:value-type="string">
            <text:p text:style-name="P1">r</text:p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Z2" office:value-type="string">
            <text:p text:style-name="P1">s</text:p>
          </table:table-cell>
        </table:table-row>
        <table:table-row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Z2" office:value-type="string">
            <text:p text:style-name="P1">t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Z2" office:value-type="string">
            <text:p text:style-name="P1">u</text:p>
          </table:table-cell>
        </table:table-row>
        <table:table-row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Z2" office:value-type="string">
            <text:p text:style-name="P1">v</text:p>
          </table:table-cell>
        </table:table-row>
        <table:table-row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Z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Z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Z2" office:value-type="string">
            <text:p text:style-name="P1">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8:28:52.359948286</meta:creation-date>
    <dc:date>2015-08-05T19:01:59.054054892</dc:date>
    <meta:editing-duration>PT17M56S</meta:editing-duration>
    <meta:editing-cycles>1</meta:editing-cycles>
    <meta:document-statistic meta:table-count="1" meta:image-count="0" meta:object-count="0" meta:page-count="1" meta:paragraph-count="676" meta:word-count="676" meta:character-count="676" meta:non-whitespace-character-count="676"/>
    <meta:generator>LibreOffice/4.2.8.2$Linux_X86_64 LibreOffice_project/420m0$Build-2</meta:generator>
  </office:meta>
</office:document-meta>
</file>